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IPanelBase.invokeOnComponent( FacesContext context , String clientId , Context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IPanelBase.processDecodes( Faces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IPanelBase.encodeAjax( FacesContext faces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IPanelBase.encodeChildren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